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11cf" officeooo:paragraph-rsid="001511cf"/>
    </style:style>
    <style:style style:name="P2" style:family="paragraph" style:parent-style-name="Standard">
      <style:paragraph-properties fo:text-align="center" style:justify-single-word="false"/>
      <style:text-properties officeooo:rsid="001511cf" officeooo:paragraph-rsid="00166f99"/>
    </style:style>
    <style:style style:name="P3" style:family="paragraph" style:parent-style-name="Standard">
      <style:paragraph-properties fo:text-align="start" style:justify-single-word="false"/>
      <style:text-properties officeooo:rsid="001511cf" officeooo:paragraph-rsid="001511cf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officeooo:rsid="001511cf" officeooo:paragraph-rsid="001511cf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officeooo:rsid="001511cf" officeooo:paragraph-rsid="00161776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officeooo:rsid="00166f99" officeooo:paragraph-rsid="00166f99"/>
    </style:style>
    <style:style style:name="P7" style:family="paragraph" style:parent-style-name="Standard">
      <style:paragraph-properties fo:line-height="150%" fo:text-align="start" style:justify-single-word="false"/>
      <style:text-properties officeooo:rsid="00166f99" officeooo:paragraph-rsid="00166f99"/>
    </style:style>
    <style:style style:name="P8" style:family="paragraph" style:parent-style-name="Standard" style:list-style-name="L2">
      <style:paragraph-properties fo:line-height="150%" fo:text-align="start" style:justify-single-word="false"/>
      <style:text-properties officeooo:rsid="00166f99" officeooo:paragraph-rsid="00166f99"/>
    </style:style>
    <style:style style:name="T1" style:family="text">
      <style:text-properties officeooo:rsid="00161776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61776"/>
    </style:style>
    <style:style style:name="T4" style:family="text">
      <style:text-properties style:text-position="0% 100%"/>
    </style:style>
    <style:style style:name="T5" style:family="text">
      <style:text-properties officeooo:rsid="00166f9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S234</text:p>
      <text:p text:style-name="P3">Andrew Blasko</text:p>
      <text:p text:style-name="P3">Jahleel Martinez Fleming</text:p>
      <text:p text:style-name="P1"/>
      <text:p text:style-name="P1">Group Project: Gladiator Arena</text:p>
      <text:p text:style-name="P1"/>
      <text:p text:style-name="P1"/>
      <text:p text:style-name="P1">Goal:</text:p>
      <text:p text:style-name="P2">In ancient Rome, there were Gladiator arenas where multiple fights happened at the same time. Using Go routines, we can simulate these fights to happen concurrently thus create a simple simulation where gladiators are fighting each other.</text:p>
      <text:p text:style-name="P2"/>
      <text:p text:style-name="P2"><text:span text:style-name="T5">Steps:</text:span> </text:p>
      <text:p text:style-name="P1"/>
      <text:list xml:id="list1773118815" text:style-name="L1">
        <text:list-item>
          <text:p text:style-name="P4">Input based number of gladiators</text:p>
        </text:list-item>
        <text:list-item>
          <text:p text:style-name="P4"><text:span text:style-name="T5">G</text:span>ladiators will have different parameters that each will be interacted with (i.e Heath)</text:p>
        </text:list-item>
        <text:list-item>
          <text:p text:style-name="P5"><text:span text:style-name="T5">T</text:span>here would be a producer <text:span text:style-name="T1">that utilizes go routines to generate each gladiator based on numerical input from user.</text:span></text:p>
        </text:list-item>
        <text:list-item>
          <text:p text:style-name="P4"><text:span text:style-name="T5">T</text:span><text:span text:style-name="T1">here would also be go routines to simulate the fight themselves for each gladiator.</text:span></text:p>
        </text:list-item>
        <text:list-item>
          <text:p text:style-name="P4"><text:span text:style-name="T5">C</text:span><text:span text:style-name="T1">hannels will be used to input each gladiator and once we have 2 of gladiators a fightProccessor go routine will commence.</text:span></text:p>
        </text:list-item>
        <text:list-item>
          <text:p text:style-name="P4"><text:span text:style-name="T5">R</text:span><text:span text:style-name="T1">andom Chance of a 3</text:span><text:span text:style-name="T3">rd</text:span><text:span text:style-name="T1"> gladiator joining a fight that is happening </text:span><text:span text:style-name="T5">in fightProccessor</text:span><text:span text:style-name="T1">.*</text:span></text:p>
        </text:list-item>
        <text:list-item>
          <text:p text:style-name="P6">Potential to use (x,y) coordinates to simulate the 3<text:span text:style-name="T2">rd</text:span> invading other fights happening.</text:p>
        </text:list-item>
        <text:list-item>
          <text:p text:style-name="P6">Use of (x,y) coordinates to establish the fights in fightProccessor.</text:p>
        </text:list-item>
        <text:list-item>
          <text:p text:style-name="P6">(optional) Cuda based graphics for the simulation of the above.</text:p>
        </text:list-item>
      </text:list>
      <text:p text:style-name="P7"/>
      <text:p text:style-name="P7">Programming:</text:p>
      <text:list xml:id="list2650865749" text:style-name="L2">
        <text:list-item>
          <text:p text:style-name="P8">Golang</text:p>
        </text:list-item>
        <text:list-item>
          <text:p text:style-name="P8">CUDA</text:p>
        </text:list-item>
        <text:list-item>
          <text:p text:style-name="P8">C</text:p>
        </text:list-item>
      </text:list>
      <text:p text:style-name="P7"/>
      <text:p text:style-name="P7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13:17:24.907780715</meta:creation-date>
    <dc:date>2025-03-19T13:45:53.937836851</dc:date>
    <meta:editing-duration>PT7M48S</meta:editing-duration>
    <meta:editing-cycles>1</meta:editing-cycles>
    <meta:document-statistic meta:table-count="0" meta:image-count="0" meta:object-count="0" meta:page-count="1" meta:paragraph-count="20" meta:word-count="184" meta:character-count="1110" meta:non-whitespace-character-count="957"/>
    <meta:generator>LibreOffice/7.3.7.2$Linux_X86_64 LibreOffice_project/30$Build-2</meta:generator>
  </office:meta>
</office:document-meta>
</file>